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0.464cm" style:rel-column-width="263*"/>
    </style:style>
    <style:style style:name="Table4.B" style:family="table-column">
      <style:table-column-properties style:column-width="0.176cm" style:rel-column-width="100*"/>
    </style:style>
    <style:style style:name="Table4.C" style:family="table-column">
      <style:table-column-properties style:column-width="0.22cm" style:rel-column-width="125*"/>
    </style:style>
    <style:style style:name="Table4.D" style:family="table-column">
      <style:table-column-properties style:column-width="0.065cm" style:rel-column-width="37*"/>
    </style:style>
    <style:style style:name="Table4.E" style:family="table-column">
      <style:table-column-properties style:column-width="0.155cm" style:rel-column-width="88*"/>
    </style:style>
    <style:style style:name="Table4.F" style:family="table-column">
      <style:table-column-properties style:column-width="2.755cm" style:rel-column-width="1562*"/>
    </style:style>
    <style:style style:name="Table4.G" style:family="table-column">
      <style:table-column-properties style:column-width="0.309cm" style:rel-column-width="175*"/>
    </style:style>
    <style:style style:name="Table4.H" style:family="table-column">
      <style:table-column-properties style:column-width="0.397cm" style:rel-column-width="225*"/>
    </style:style>
    <style:style style:name="Table4.I" style:family="table-column">
      <style:table-column-properties style:column-width="0.376cm" style:rel-column-width="213*"/>
    </style:style>
    <style:style style:name="Table4.J" style:family="table-column">
      <style:table-column-properties style:column-width="0.153cm" style:rel-column-width="87*"/>
    </style:style>
    <style:style style:name="Table4.L" style:family="table-column">
      <style:table-column-properties style:column-width="0.132cm" style:rel-column-width="75*"/>
    </style:style>
    <style:style style:name="Table4.M" style:family="table-column">
      <style:table-column-properties style:column-width="0.088cm" style:rel-column-width="50*"/>
    </style:style>
    <style:style style:name="Table4.O" style:family="table-column">
      <style:table-column-properties style:column-width="0.242cm" style:rel-column-width="137*"/>
    </style:style>
    <style:style style:name="Table4.Q" style:family="table-column">
      <style:table-column-properties style:column-width="0.617cm" style:rel-column-width="350*"/>
    </style:style>
    <style:style style:name="Table4.S" style:family="table-column">
      <style:table-column-properties style:column-width="0.111cm" style:rel-column-width="63*"/>
    </style:style>
    <style:style style:name="Table4.T" style:family="table-column">
      <style:table-column-properties style:column-width="0.441cm" style:rel-column-width="250*"/>
    </style:style>
    <style:style style:name="Table4.U" style:family="table-column">
      <style:table-column-properties style:column-width="0.353cm" style:rel-column-width="200*"/>
    </style:style>
    <style:style style:name="Table4.V" style:family="table-column">
      <style:table-column-properties style:column-width="0.661cm" style:rel-column-width="375*"/>
    </style:style>
    <style:style style:name="Table4.X" style:family="table-column">
      <style:table-column-properties style:column-width="0.109cm" style:rel-column-width="62*"/>
    </style:style>
    <style:style style:name="Table4.Y" style:family="table-column">
      <style:table-column-properties style:column-width="0.243cm" style:rel-column-width="138*"/>
    </style:style>
    <style:style style:name="Table4.c" style:family="table-column">
      <style:table-column-properties style:column-width="0.199cm" style:rel-column-width="113*"/>
    </style:style>
    <style:style style:name="Table4.h" style:family="table-column">
      <style:table-column-properties style:column-width="0.044cm" style:rel-column-width="25*"/>
    </style:style>
    <style:style style:name="Table4.i" style:family="table-column">
      <style:table-column-properties style:column-width="0.573cm" style:rel-column-width="325*"/>
    </style:style>
    <style:style style:name="Table4.j" style:family="table-column">
      <style:table-column-properties style:column-width="0.485cm" style:rel-column-width="275*"/>
    </style:style>
    <style:style style:name="Table4.k" style:family="table-column">
      <style:table-column-properties style:column-width="0.423cm" style:rel-column-width="240*"/>
    </style:style>
    <style:style style:name="Table4.m" style:family="table-column">
      <style:table-column-properties style:column-width="0.372cm" style:rel-column-width="211*"/>
    </style:style>
    <style:style style:name="Table4.n" style:family="table-column">
      <style:table-column-properties style:column-width="0.198cm" style:rel-column-width="112*"/>
    </style:style>
    <style:style style:name="Table4.o" style:family="table-column">
      <style:table-column-properties style:column-width="0.288cm" style:rel-column-width="163*"/>
    </style:style>
    <style:style style:name="Table4.q" style:family="table-column">
      <style:table-column-properties style:column-width="0.081cm" style:rel-column-width="46*"/>
    </style:style>
    <style:style style:name="Table4.r" style:family="table-column">
      <style:table-column-properties style:column-width="0.139cm" style:rel-column-width="79*"/>
    </style:style>
    <style:style style:name="Table4.s" style:family="table-column">
      <style:table-column-properties style:column-width="0.427cm" style:rel-column-width="242*"/>
    </style:style>
    <style:style style:name="Table4.t" style:family="table-column">
      <style:table-column-properties style:column-width="0.212cm" style:rel-column-width="120*"/>
    </style:style>
    <style:style style:name="Table4.u" style:family="table-column">
      <style:table-column-properties style:column-width="1.522cm" style:rel-column-width="863*"/>
    </style:style>
    <style:style style:name="Table4.v" style:family="table-column">
      <style:table-column-properties style:column-width="1.101cm" style:rel-column-width="624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4.B2" style:family="table-cell">
      <style:table-cell-properties fo:padding="0.097cm" fo:border-left="0.002cm solid #000000" fo:border-right="0.002cm solid #000000" fo:border-top="none" fo:border-bottom="none"/>
    </style:style>
    <style:style style:name="Table4.R2" style:family="table-cell">
      <style:table-cell-properties fo:padding="0.097cm" fo:border-left="none" fo:border-right="none" fo:border-top="none" fo:border-bottom="0.002cm solid #000000"/>
    </style:style>
    <style:style style:name="Table4.B5" style:family="table-cell">
      <style:table-cell-properties fo:padding="0.097cm" fo:border-left="0.002cm solid #000000" fo:border-right="none" fo:border-top="none" fo:border-bottom="none"/>
    </style:style>
    <style:style style:name="Table4.G5" style:family="table-cell">
      <style:table-cell-properties fo:padding="0.097cm" fo:border-left="none" fo:border-right="0.002cm solid #000000" fo:border-top="none" fo:border-bottom="none"/>
    </style:style>
    <style:style style:name="Table4.Y6" style:family="table-cell">
      <style:table-cell-properties fo:padding="0.097cm" fo:border-left="none" fo:border-right="none" fo:border-top="0.002cm solid #000000" fo:border-bottom="0.002cm solid #000000"/>
    </style:style>
    <style:style style:name="Table4.m6" style:family="table-cell">
      <style:table-cell-properties fo:padding="0.097cm" fo:border-left="none" fo:border-right="none" fo:border-top="0.002cm solid #000000" fo:border-bottom="none"/>
    </style:style>
    <style:style style:name="Table4.B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17" style:family="table-row">
      <style:table-row-properties style:row-height="0.199cm"/>
    </style:style>
    <style:style style:name="Table4.A1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n18" style:family="table-cell">
      <style:table-cell-properties fo:padding="0.097cm" fo:border="0.002cm solid #000000"/>
    </style:style>
    <style:style style:name="Table4.A19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Complitex_20_lable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Complitex_20_lable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Complitex_20_lable">
      <style:paragraph-properties fo:text-align="center" style:justify-single-word="false"/>
    </style:style>
    <style:style style:name="P4" style:family="paragraph" style:parent-style-name="Complitex_20_lable">
      <style:text-properties fo:language="ru" fo:country="RU"/>
    </style:style>
    <style:style style:name="P5" style:family="paragraph" style:parent-style-name="Complitex_20_lable">
      <style:paragraph-properties fo:text-align="center" style:justify-single-word="false"/>
      <style:text-properties fo:language="ru" fo:country="RU"/>
    </style:style>
    <style:style style:name="P6" style:family="paragraph" style:parent-style-name="Complitex_20_lable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Table_20_Contents">
      <style:text-properties fo:font-size="10pt"/>
    </style:style>
    <style:style style:name="P9" style:family="paragraph" style:parent-style-name="Table_20_Contents">
      <style:text-properties fo:font-size="10pt" fo:language="ru" fo:country="RU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H"/>
        <table:table-column table:style-name="Table4.L"/>
        <table:table-column table:style-name="Table4.M"/>
        <table:table-column table:style-name="Table4.I"/>
        <table:table-column table:style-name="Table4.O"/>
        <table:table-column table:style-name="Table4.L"/>
        <table:table-column table:style-name="Table4.Q"/>
        <table:table-column table:style-name="Table4.M"/>
        <table:table-column table:style-name="Table4.S"/>
        <table:table-column table:style-name="Table4.T"/>
        <table:table-column table:style-name="Table4.U"/>
        <table:table-column table:style-name="Table4.V"/>
        <table:table-column table:style-name="Table4.L"/>
        <table:table-column table:style-name="Table4.X"/>
        <table:table-column table:style-name="Table4.Y"/>
        <table:table-column table:style-name="Table4.L"/>
        <table:table-column table:style-name="Table4.G"/>
        <table:table-column table:style-name="Table4.X"/>
        <table:table-column table:style-name="Table4.c"/>
        <table:table-column table:style-name="Table4.M"/>
        <table:table-column table:style-name="Table4.C"/>
        <table:table-column table:style-name="Table4.X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O"/>
        <table:table-column table:style-name="Table4.m"/>
        <table:table-column table:style-name="Table4.n"/>
        <table:table-column table:style-name="Table4.o"/>
        <table:table-column table:style-name="Table4.C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u"/>
        <table:table-column table:style-name="Table4.v"/>
        <table:table-row>
          <table:table-cell table:style-name="Table4.A1" office:value-type="string">
            <text:p text:style-name="Complitex_20_lable"/>
          </table:table-cell>
          <table:table-cell table:style-name="Table4.B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Complitex_20_lable"/>
          </table:table-cell>
          <table:covered-table-cell/>
          <table:table-cell table:style-name="Table4.A1" table:number-columns-spanned="27" office:value-type="string">
            <text:p text:style-name="P1">СПРАВ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8" office:value-type="string">
            <text:p text:style-name="P2">Форма №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Complitex_20_lable">Приложение 1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Complitex_20_lable"/>
          </table:table-cell>
          <table:table-cell table:style-name="Table4.B2" table:number-columns-spanned="7" office:value-type="string">
            <text:p text:style-name="P3">УКРАИ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Complitex_20_lable"/>
          </table:table-cell>
          <table:covered-table-cell/>
          <table:table-cell table:style-name="Table4.A1" table:number-columns-spanned="7" office:value-type="string">
            <text:p text:style-name="Complitex_20_lable">Выдана гр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31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Complitex_20_lable"/>
          </table:table-cell>
          <table:table-cell table:style-name="Table4.B2" table:number-columns-spanned="7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Complitex_20_lable"/>
          </table:table-cell>
          <table:covered-table-cell/>
          <table:table-cell table:style-name="Table4.A1" table:number-columns-spanned="38" office:value-type="string">
            <text:p text:style-name="Complitex_20_lable">в том что он / она действительно зарегистрирован (а) и прожив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/>
          </table:table-cell>
          <table:table-cell table:style-name="Table4.B2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8"/>
          </table:table-cell>
          <table:covered-table-cell/>
          <table:table-cell table:style-name="Table4.A1" table:number-columns-spanned="2" office:value-type="string">
            <text:p text:style-name="P9">в </text:p>
          </table:table-cell>
          <table:covered-table-cell/>
          <table:table-cell table:style-name="Table4.R2" table:number-columns-spanned="2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9">по</text:p>
          </table:table-cell>
          <table:covered-table-cell/>
          <table:table-cell table:style-name="Table4.R2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Complitex_20_lable"/>
          </table:table-cell>
          <table:table-cell table:style-name="Table4.B5" table:number-columns-spanned="4" office:value-type="string">
            <text:p text:style-name="P4">№</text:p>
          </table:table-cell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G5" table:number-columns-spanned="2" office:value-type="string">
            <text:p text:style-name="Complitex_20_lable"/>
          </table:table-cell>
          <table:covered-table-cell/>
          <table:table-cell table:style-name="Table4.A1" table:number-columns-spanned="2" office:value-type="string">
            <text:p text:style-name="Complitex_20_lable"/>
          </table:table-cell>
          <table:covered-table-cell/>
          <table:table-cell table:style-name="Table4.A1" table:number-columns-spanned="5" office:value-type="string">
            <text:p text:style-name="P4">дом №</text:p>
          </table:table-cell>
          <table:covered-table-cell/>
          <table:covered-table-cell/>
          <table:covered-table-cell/>
          <table:covered-table-cell/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P4">корп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4" office:value-type="string">
            <text:p text:style-name="P4">кв.</text:p>
          </table:table-cell>
          <table:covered-table-cell/>
          <table:covered-table-cell/>
          <table:covered-table-cell/>
          <table:table-cell table:style-name="Table4.A1" table:number-columns-spanned="4" office:value-type="string">
            <text:p text:style-name="Complitex_20_lable"/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Complitex_20_lable"/>
          </table:table-cell>
          <table:table-cell table:style-name="Table4.B5" table:number-columns-spanned="2" office:value-type="string">
            <text:p text:style-name="Complitex_20_lable"/>
          </table:table-cell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G5" office:value-type="string">
            <text:p text:style-name="Complitex_20_lable"/>
          </table:table-cell>
          <table:table-cell table:style-name="Table4.A1" table:number-columns-spanned="2" office:value-type="string">
            <text:p text:style-name="Complitex_20_lable"/>
          </table:table-cell>
          <table:covered-table-cell/>
          <table:table-cell table:style-name="Table4.A1" table:number-columns-spanned="14" office:value-type="string">
            <text:p text:style-name="Complitex_20_lable">и занимает жилплощад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Y6" table:number-columns-spanned="14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m6" table:number-columns-spanned="10" office:value-type="string">
            <text:p text:style-name="P4">кв.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Complitex_20_lable"/>
          </table:table-cell>
          <table:table-cell table:style-name="Table4.B7" table:number-columns-spanned="7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Complitex_20_lable"/>
          </table:table-cell>
          <table:covered-table-cell/>
          <table:table-cell table:style-name="Table4.A1" table:number-columns-spanned="16" office:value-type="string">
            <text:p text:style-name="Complitex_20_lable">общ<text:span text:style-name="T1">ей</text:span> площад<text:span text:style-name="T1">и</text:span> квартир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16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P4">кв.м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Complitex_20_lable">комна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office:value-type="string">
            <text:p text:style-name="P4">, в</text:p>
          </table:table-cell>
          <table:table-cell table:style-name="Table4.R2" table:number-columns-spanned="8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18" office:value-type="string">
            <text:p text:style-name="P4">-комнатной квартире, расположенно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4">на</text:p>
          </table:table-cell>
          <table:covered-table-cell/>
          <table:covered-table-cell/>
          <table:table-cell table:style-name="Table4.R2" table:number-columns-spanned="7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4">этаже</text:p>
          </table:table-cell>
          <table:covered-table-cell/>
          <table:covered-table-cell/>
          <table:table-cell table:style-name="Table4.R2" table:number-columns-spanned="11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14" office:value-type="string">
            <text:p text:style-name="P4">-этажного дом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16" office:value-type="string">
            <text:p text:style-name="Complitex_20_lable">Дом находится на баланс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2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8" office:value-type="string">
            <text:p text:style-name="Complitex_20_lable">Владельцем личного счета этой жилой площади является гр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38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17" office:value-type="string">
            <text:p text:style-name="Complitex_20_lable">Форма собственности жиль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21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11" office:value-type="string">
            <text:p text:style-name="Complitex_20_lable">Указать, какие удобства есть <text:span text:style-name="T1">доме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37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3" office:value-type="string">
            <text:p text:style-name="Complitex_20_lable">Техническое состояние здания и хар-ка занятой площад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2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19" office:value-type="string">
            <text:p text:style-name="Complitex_20_lable">На этой жилплощади проживают и прописан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13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16" office:value-type="string">
            <text:p text:style-name="P4">человек, в том числе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number-columns-spanned="4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8" table:number-columns-spanned="4" office:value-type="string">
            <text:p text:style-name="P6">№ п/п</text:p>
          </table:table-cell>
          <table:covered-table-cell/>
          <table:covered-table-cell/>
          <table:covered-table-cell/>
          <table:table-cell table:style-name="Table4.A18" table:number-columns-spanned="15" office:value-type="string">
            <text:p text:style-name="P6">Фамилия, Имя, Отчеств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8" table:number-columns-spanned="10" office:value-type="string">
            <text:p text:style-name="P6">Дата рожд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8" table:number-columns-spanned="10" office:value-type="string">
            <text:p text:style-name="P6">Родственные отнош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n18" table:number-columns-spanned="9" office:value-type="string">
            <text:p text:style-name="P6">С какого времени живет на этой площад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9" table:number-columns-spanned="4" office:value-type="string">
            <text:p text:style-name="P4">1</text:p>
          </table:table-cell>
          <table:covered-table-cell/>
          <table:covered-table-cell/>
          <table:covered-table-cell/>
          <table:table-cell table:style-name="Table4.A19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7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9" table:number-columns-spanned="4" office:value-type="string">
            <text:p text:style-name="P4">2</text:p>
          </table:table-cell>
          <table:covered-table-cell/>
          <table:covered-table-cell/>
          <table:covered-table-cell/>
          <table:table-cell table:style-name="Table4.A19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7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9" table:number-columns-spanned="4" office:value-type="string">
            <text:p text:style-name="P4">3</text:p>
          </table:table-cell>
          <table:covered-table-cell/>
          <table:covered-table-cell/>
          <table:covered-table-cell/>
          <table:table-cell table:style-name="Table4.A19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7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9" table:number-columns-spanned="4" office:value-type="string">
            <text:p text:style-name="P4">4</text:p>
          </table:table-cell>
          <table:covered-table-cell/>
          <table:covered-table-cell/>
          <table:covered-table-cell/>
          <table:table-cell table:style-name="Table4.A19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7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9" table:number-columns-spanned="4" office:value-type="string">
            <text:p text:style-name="P4">5</text:p>
          </table:table-cell>
          <table:covered-table-cell/>
          <table:covered-table-cell/>
          <table:covered-table-cell/>
          <table:table-cell table:style-name="Table4.A19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7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9" table:number-columns-spanned="4" office:value-type="string">
            <text:p text:style-name="P4">6</text:p>
          </table:table-cell>
          <table:covered-table-cell/>
          <table:covered-table-cell/>
          <table:covered-table-cell/>
          <table:table-cell table:style-name="Table4.A19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7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9" table:number-columns-spanned="4" office:value-type="string">
            <text:p text:style-name="P4">7</text:p>
          </table:table-cell>
          <table:covered-table-cell/>
          <table:covered-table-cell/>
          <table:covered-table-cell/>
          <table:table-cell table:style-name="Table4.A19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7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9" table:number-columns-spanned="4" office:value-type="string">
            <text:p text:style-name="P4">8</text:p>
          </table:table-cell>
          <table:covered-table-cell/>
          <table:covered-table-cell/>
          <table:covered-table-cell/>
          <table:table-cell table:style-name="Table4.A19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9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7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number-columns-spanned="4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48" office:value-type="string">
            <text:p text:style-name="P5">Соседи по квартире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Complitex_20_lable">1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<text:span text:style-name="T1">2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<text:span text:style-name="T1">3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<text:span text:style-name="T1">4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<text:span text:style-name="T1">5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<text:span text:style-name="T1">6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<text:span text:style-name="T1">7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<text:span text:style-name="T1">8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<text:span text:style-name="T1">9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style-name="Table4.A1" table:number-columns-spanned="2" office:value-type="string">
            <text:p text:style-name="Complitex_20_lable">1<text:span text:style-name="T1">0</text:span>.</text:p>
          </table:table-cell>
          <table:covered-table-cell/>
          <table:table-cell table:style-name="Table4.R2" table:number-columns-spanned="12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семья</text:p>
          </table:table-cell>
          <table:covered-table-cell/>
          <table:covered-table-cell/>
          <table:covered-table-cell/>
          <table:covered-table-cell/>
          <table:table-cell table:style-name="Table4.R2" table:number-columns-spanned="4" office:value-type="string">
            <text:p text:style-name="Complitex_20_lable"/>
          </table:table-cell>
          <table:covered-table-cell/>
          <table:covered-table-cell/>
          <table:covered-table-cell/>
          <table:table-cell table:style-name="Table4.A1" table:number-columns-spanned="13" office:value-type="string">
            <text:p text:style-name="P4">человек занима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P4">комн.</text:p>
          </table:table-cell>
          <table:covered-table-cell/>
          <table:covered-table-cell/>
          <table:covered-table-cell/>
          <table:covered-table-cell/>
          <table:table-cell table:style-name="Table4.R2" office:value-type="string">
            <text:p text:style-name="Complitex_20_lable"/>
          </table:table-cell>
          <table:table-cell table:style-name="Table4.A1" office:value-type="string">
            <text:p text:style-name="P4">кв.м.</text:p>
          </table:table-cell>
        </table:table-row>
        <table:table-row>
          <table:table-cell table:number-columns-spanned="4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9" office:value-type="string">
            <text:p text:style-name="Complitex_20_lable">Начальн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9" office:value-type="string">
            <text:p text:style-name="P4">Паспортис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9" office:value-type="string">
            <text:p text:style-name="P4">Бухгалте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10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R2" table:number-columns-spanned="1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5" office:value-type="string">
            <text:p text:style-name="Complitex_20_lable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7">ПРИМЕЧАНИЕ: за представление неверных сведений в справке лица, лица, подписавшие справку несут ответственность по закон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mplitex_20_lable" style:display-name="Complitex lable" style:family="paragraph" style:parent-style-name="Standard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2M12S</meta:editing-duration>
    <meta:editing-cycles>8</meta:editing-cycles>
    <meta:generator>LibreOffice/3.3$Win32 LibreOffice_project/330m19$Build-202</meta:generator>
    <dc:date>2011-06-10T19:35:04.70</dc:date>
    <dc:creator>Анатолий Иванов</dc:creator>
    <meta:document-statistic meta:table-count="1" meta:image-count="0" meta:object-count="0" meta:page-count="1" meta:paragraph-count="97" meta:word-count="187" meta:character-count="1102"/>
    <meta:user-defined meta:name="Info 1"/>
    <meta:user-defined meta:name="Info 2"/>
    <meta:user-defined meta:name="Info 3"/>
    <meta:user-defined meta:name="Info 4"/>
  </office:meta>
</office:document-meta>
</file>